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eedback from my client</text:span></text:p>
      <text:p text:style-name="Standard"/>
      <text:p text:style-name="Standard"><text:span text:style-name="T1">Me</text:span>: So, what are your initial thoughts on the product?</text:p>
      <text:p text:style-name="Standard"/>
      <text:p text:style-name="Standard"><text:span text:style-name="T1">Client</text:span>: I do like the animations. They resemble the PhET simulations a lot, which I think is a good thing. I think the simplicity definitely makes it easier to sort of understand what’s going on. I’m noticing that some of the animations are missing arrows or labels; would that be a point of improvement?</text:p>
      <text:p text:style-name="Standard"/>
      <text:p text:style-name="Standard"><text:span text:style-name="T1">Me</text:span>: Yes, definitely. I didn’t really have time to polish the simulations as I had kind of wanted to, so that would definitely be something I would work on in the future.</text:p>
      <text:p text:style-name="Standard"/>
      <text:p text:style-name="Standard"><text:span text:style-name="T1">Client</text:span>: And I’m not saying they’re hard to understand, like, the equations and the descriptions certainly help with that. Just a little more information as to which numbers go where would add a lot of clarity.</text:p>
      <text:p text:style-name="Standard"/>
      <text:p text:style-name="Standard"><text:span text:style-name="T1">Me</text:span>: Yeah, I agree. This feedback is for sort of to-do list, like in the future were I to extend the product, so I would definitely improve that. Are there any other improvements you can think of?</text:p>
      <text:p text:style-name="Standard"/>
      <text:p text:style-name="Standard"><text:span text:style-name="T1">Client</text:span>: The website itself seems a little empty, which might be because of the dark theme and the lack of other things, like a menu or like links. I think that, if the page were to be more populated it might help with that sort of emptiness. You know, maybe adding links to other resources might be helpful or something in that nature.</text:p>
      <text:p text:style-name="Standard"/>
      <text:p text:style-name="Standard"><text:span text:style-name="T1">Me</text:span>: That’s good too. So, overall, do you think a student might be able to get anything useful out of this?</text:p>
      <text:p text:style-name="Standard"/>
      <text:p text:style-name="Standard"><text:span text:style-name="T1">Client</text:span>: Absolutely. Like I said, this seems to resemble PhET, which I believe is helpful for students. It demonstrates the basics principles of circular motion pretty well, and the interactivity helps. So, yes, I do think students could find it use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298" meta:character-count="1647" meta:non-whitespace-character-count="1358"/>
    <meta:generator>LibreOfficeDev/6.0.5.2$Linux_X86_64 LibreOffice_project/</meta:generator>
  </office:meta>
</office:document-meta>
</file>